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773" officeooo:paragraph-rsid="00130773"/>
    </style:style>
    <style:style style:name="P2" style:family="paragraph" style:parent-style-name="Standard">
      <style:text-properties officeooo:rsid="00130773" officeooo:paragraph-rsid="0023dfaf"/>
    </style:style>
    <style:style style:name="P3" style:family="paragraph" style:parent-style-name="Standard">
      <style:text-properties officeooo:rsid="0018d838" officeooo:paragraph-rsid="0018d838"/>
    </style:style>
    <style:style style:name="P4" style:family="paragraph" style:parent-style-name="Standard" style:list-style-name="L1">
      <style:text-properties officeooo:rsid="00130773" officeooo:paragraph-rsid="00130773"/>
    </style:style>
    <style:style style:name="P5" style:family="paragraph" style:parent-style-name="Standard" style:list-style-name="L3">
      <style:text-properties officeooo:rsid="0018d838" officeooo:paragraph-rsid="0018d838"/>
    </style:style>
    <style:style style:name="P6" style:family="paragraph" style:parent-style-name="Standard">
      <style:text-properties officeooo:rsid="0018d838" officeooo:paragraph-rsid="00130773"/>
    </style:style>
    <style:style style:name="P7" style:family="paragraph" style:parent-style-name="Standard" style:list-style-name="L3">
      <style:text-properties officeooo:rsid="001009b0" officeooo:paragraph-rsid="0018d838"/>
    </style:style>
    <style:style style:name="T1" style:family="text">
      <style:text-properties officeooo:rsid="001afabf"/>
    </style:style>
    <style:style style:name="T2" style:family="text">
      <style:text-properties officeooo:rsid="001ca58e"/>
    </style:style>
    <style:style style:name="T3" style:family="text">
      <style:text-properties officeooo:rsid="001ec7d2"/>
    </style:style>
    <style:style style:name="T4" style:family="text">
      <style:text-properties officeooo:rsid="0023df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00-00-01 <text:span text:style-name="T3">(Pre-Alpha)</text:span></text:p>
      <text:list xml:id="list2760615796" text:style-name="L1">
        <text:list-item>
          <text:p text:style-name="P4">Basic Map</text:p>
        </text:list-item>
        <text:list-item>
          <text:p text:style-name="P4">Single Player</text:p>
        </text:list-item>
        <text:list-item>
          <text:p text:style-name="P4">Basic Zombie AI</text:p>
        </text:list-item>
        <text:list-item>
          <text:p text:style-name="P4">Basic Player</text:p>
        </text:list-item>
        <text:list-item>
          <text:p text:style-name="P4">Basic Handgun</text:p>
        </text:list-item>
        <text:list-item>
          <text:p text:style-name="P4">Basic <text:span text:style-name="T4">HUD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Version 01-00-00 (Version 1) (<text:span text:style-name="T2">List </text:span><text:span text:style-name="T1">Not Finalized)</text:span></text:p>
      <text:list xml:id="list1393460612" text:style-name="L3">
        <text:list-item>
          <text:p text:style-name="P7">Controller Support</text:p>
        </text:list-item>
        <text:list-item>
          <text:p text:style-name="P7">Split Screen Multiplier Support</text:p>
        </text:list-item>
        <text:list-item>
          <text:p text:style-name="P5">Online Multiplayer Support</text:p>
        </text:list-item>
        <text:list-item>
          <text:p text:style-name="P5">Save Game Suppo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0T20:11:44.506521679</meta:creation-date>
    <meta:generator>LibreOffice/7.1.3.2$Linux_X86_64 LibreOffice_project/10$Build-2</meta:generator>
    <dc:date>2021-06-26T15:55:04.946301421</dc:date>
    <meta:editing-duration>PT15H35M23S</meta:editing-duration>
    <meta:editing-cycles>15</meta:editing-cycles>
    <meta:document-statistic meta:table-count="0" meta:image-count="0" meta:object-count="0" meta:page-count="1" meta:paragraph-count="12" meta:word-count="45" meta:character-count="250" meta:non-whitespace-character-count="227"/>
  </office:meta>
</office:document-meta>
</file>